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1.40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margin-left="1.27cm" fo:margin-right="0cm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81cm" svg:height="1.27cm" svg:x="8.874cm" svg:y="1.254cm">
          <text:p text:style-name="P1">POR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81cm" svg:height="1.27cm" svg:x="8.874cm" svg:y="21.32cm">
          <text:p text:style-name="P2">S2: Update Display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81cm" svg:height="1.27cm" svg:x="8.874cm" svg:y="16.24cm">
          <text:p text:style-name="P2">S1: Update Count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81cm" svg:height="1.27cm" svg:x="8.874cm" svg:y="6.08cm">
          <text:p text:style-name="P1">S0: Idle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.779cm" svg:y1="2.524cm" svg:x2="10.779cm" svg:y2="6.08cm" draw:start-shape="id1" draw:start-glue-point="2" draw:end-shape="id2" draw:end-glue-point="0" svg:d="M10779 2524v3556" svg:viewBox="0 0 1 3557">
          <text:p/>
        </draw:connector>
        <draw:connector draw:style-name="gr2" draw:text-style-name="P3" draw:layer="layout" draw:type="line" svg:x1="10.779cm" svg:y1="7.35cm" svg:x2="10.779cm" svg:y2="11.16cm" draw:start-shape="id2" draw:start-glue-point="2" draw:end-shape="id3" draw:end-glue-point="4" svg:d="M10779 7350v3810" svg:viewBox="0 0 1 3811">
          <text:p/>
        </draw:connector>
        <draw:connector draw:style-name="gr3" draw:text-style-name="P3" draw:layer="layout" draw:type="line" svg:x1="10.779cm" svg:y1="13.7cm" svg:x2="10.779cm" svg:y2="16.24cm" draw:start-shape="id3" draw:start-glue-point="6" draw:end-shape="id4" draw:end-glue-point="0" svg:d="M10779 13700v2540" svg:viewBox="0 0 1 2541">
          <text:p text:style-name="P4">1</text:p>
        </draw:connector>
        <draw:connector draw:style-name="gr2" draw:text-style-name="P3" draw:layer="layout" draw:type="line" svg:x1="10.779cm" svg:y1="17.51cm" svg:x2="10.779cm" svg:y2="21.32cm" draw:start-shape="id4" draw:start-glue-point="2" draw:end-shape="id5" draw:end-glue-point="0" svg:d="M10779 17510v3810" svg:viewBox="0 0 1 3811">
          <text:p/>
        </draw:connector>
        <draw:custom-shape draw:style-name="gr4" draw:text-style-name="P1" xml:id="id3" draw:id="id3" draw:layer="layout" svg:width="3.81cm" svg:height="2.54cm" svg:x="8.874cm" svg:y="11.16cm">
          <text:p text:style-name="P1">Star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line-skew="-1.277cm" svg:x1="8.874cm" svg:y1="12.43cm" svg:x2="8.874cm" svg:y2="6.715cm" draw:start-shape="id3" draw:start-glue-point="5" draw:end-shape="id2" draw:end-glue-point="3" svg:d="M8874 12430h-1778v-5715h1778" svg:viewBox="0 0 1779 5716">
          <text:p text:style-name="P1">0</text:p>
        </draw:connector>
        <draw:connector draw:style-name="gr2" draw:text-style-name="P3" draw:layer="layout" draw:line-skew="1.657cm" svg:x1="12.684cm" svg:y1="21.955cm" svg:x2="12.684cm" svg:y2="12.43cm" draw:start-shape="id5" draw:start-glue-point="1" draw:end-shape="id3" draw:end-glue-point="7" svg:d="M12684 21955h2159v-9525h-2159" svg:viewBox="0 0 2160 952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23:32:46.603135169</meta:creation-date>
    <dc:date>2020-07-23T23:45:26.256097161</dc:date>
    <meta:editing-duration>PT2M9S</meta:editing-duration>
    <meta:editing-cycles>1</meta:editing-cycles>
    <meta:generator>LibreOffice/6.4.5.2$Linux_X86_64 LibreOffice_project/a726b36747cf2001e06b58ad5db1aa3a9a1872d6</meta:generator>
    <meta:document-statistic meta:object-count="11"/>
  </office:meta>
</office:document-meta>
</file>